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1872" officeooo:paragraph-rsid="000b1872"/>
    </style:style>
    <style:style style:name="P2" style:family="paragraph" style:parent-style-name="Standard">
      <style:text-properties officeooo:rsid="000b1872" officeooo:paragraph-rsid="0012467b"/>
    </style:style>
    <style:style style:name="P3" style:family="paragraph" style:parent-style-name="Standard">
      <style:text-properties officeooo:rsid="000ce7fa" officeooo:paragraph-rsid="000ce7fa"/>
    </style:style>
    <style:style style:name="P4" style:family="paragraph" style:parent-style-name="Standard">
      <style:text-properties officeooo:rsid="000cf8c8" officeooo:paragraph-rsid="000cf8c8"/>
    </style:style>
    <style:style style:name="P5" style:family="paragraph" style:parent-style-name="Standard">
      <style:text-properties officeooo:rsid="00109d61" officeooo:paragraph-rsid="00109d61"/>
    </style:style>
    <style:style style:name="P6" style:family="paragraph" style:parent-style-name="Standard">
      <style:text-properties officeooo:rsid="00109d61" officeooo:paragraph-rsid="0012467b"/>
    </style:style>
    <style:style style:name="P7" style:family="paragraph" style:parent-style-name="Standard">
      <style:text-properties officeooo:rsid="00115d07" officeooo:paragraph-rsid="00115d07"/>
    </style:style>
    <style:style style:name="P8" style:family="paragraph" style:parent-style-name="Standard">
      <style:text-properties officeooo:rsid="0012467b" officeooo:paragraph-rsid="0012467b"/>
    </style:style>
    <style:style style:name="P9" style:family="paragraph" style:parent-style-name="Standard">
      <style:text-properties officeooo:rsid="000b1872" officeooo:paragraph-rsid="00129233"/>
    </style:style>
    <style:style style:name="P10" style:family="paragraph" style:parent-style-name="Standard">
      <style:text-properties officeooo:rsid="0012467b" officeooo:paragraph-rsid="0012467b"/>
    </style:style>
    <style:style style:name="P11" style:family="paragraph" style:parent-style-name="Standard">
      <style:text-properties officeooo:rsid="0012f73b" officeooo:paragraph-rsid="0012f73b"/>
    </style:style>
    <style:style style:name="T1" style:family="text">
      <style:text-properties officeooo:rsid="0012467b"/>
    </style:style>
    <style:style style:name="T2" style:family="text">
      <style:text-properties officeooo:rsid="00131e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udo -i </text:p>
      <text:p text:style-name="P5"/>
      <text:p text:style-name="P6">apt-get update &amp;&amp; apt-get upgrade</text:p>
      <text:p text:style-name="P6">apt-get update &amp;&amp; apt-get upgrade</text:p>
      <text:p text:style-name="P6"/>
      <text:p text:style-name="P5">apt-get install lamp-server^</text:p>
      <text:p text:style-name="P5"/>
      <text:p text:style-name="P9">apt-get install libapache2-mod-php7.0 php7.0-mbstring php7.0-curl php7.0-zip php7.0-gd php7.0-mysql php7.0-mcrypt</text:p>
      <text:p text:style-name="P1"/>
      <text:p text:style-name="P1">apt-get install php-xml</text:p>
      <text:p text:style-name="P1"/>
      <text:p text:style-name="P1">wget <text:a xlink:type="simple" xlink:href="https://download.nextcloud.com/server/releases/nextcloud-13.0.4.zip" text:style-name="Internet_20_link" text:visited-style-name="Visited_20_Internet_20_Link">https://download.nextcloud.com/server/releases/nextcloud-13.0.4.zip</text:a></text:p>
      <text:p text:style-name="P1"/>
      <text:p text:style-name="P1">unzip <text:a xlink:type="simple" xlink:href="https://download.nextcloud.com/server/releases/nextcloud-13.0.4.zip" text:style-name="Internet_20_link" text:visited-style-name="Visited_20_Internet_20_Link">nextcloud-13.0.4.zip</text:a></text:p>
      <text:p text:style-name="P1">mv nextcloud /var/www/html</text:p>
      <text:p text:style-name="P1">chown -R www-data:www-data /var/www/html/nextcloud</text:p>
      <text:p text:style-name="P1"/>
      <text:p text:style-name="P1">mysql_secure_installation</text:p>
      <text:p text:style-name="P5">n &gt; n &gt; y &gt; y &gt; y &gt; y</text:p>
      <text:p text:style-name="P5"/>
      <text:p text:style-name="P5">mysql -u root -p</text:p>
      <text:p text:style-name="P1">CREATE DATABASE nextcloud;</text:p>
      <text:p text:style-name="P1"/>
      <text:p text:style-name="P2"><text:span text:style-name="T1">#</text:span>GRANT ALL PRIVILEGES ON nextcloud.* TO ‘nextcloud’@’localhost’ IDENTIFIED BY ‘<text:span text:style-name="T1">lcpsnextcloud’</text:span>;</text:p>
      <text:p text:style-name="P2"/>
      <text:p text:style-name="P8">CREATE USER ‘nextcloud’@’localhost’ IDENTIFIED BY ‘lcpsnextcloud’;</text:p>
      <text:p text:style-name="P11">CREATE USER 'nextcloud'@'localhost' IDENTIFIED BY 'lcpsnextcloud';</text:p>
      <text:p text:style-name="P8">GraNT ALL PRIVILEGES ON *.* TO ‘nextcloud’@’localhost’ WITH GRANT OPTION;</text:p>
      <text:p text:style-name="P11">GRANT ALL PRIVILEGES ON *.* TO 'nextcloud'@'localhost' WITH GRANT OPTION;</text:p>
      <text:p text:style-name="P2"/>
      <text:p text:style-name="P1">FLUSH PRIVILEGES;</text:p>
      <text:p text:style-name="P3">exit;</text:p>
      <text:p text:style-name="P3"/>
      <text:p text:style-name="P3"><text:span text:style-name="T1">#</text:span>nano /etc/mysql/my.cnf</text:p>
      <text:p text:style-name="P3"/>
      <text:p text:style-name="P3"><text:span text:style-name="T1">#</text:span>log-bin<text:tab/><text:tab/><text:tab/>= /var/log/mysql/mariadb-bin</text:p>
      <text:p text:style-name="P3"><text:span text:style-name="T1">#</text:span>login-bin-index<text:tab/>= /var/log/mysql/mariable-bin.index</text:p>
      <text:p text:style-name="P3"><text:span text:style-name="T1">#</text:span>binlog_format<text:tab/><text:tab/>= mixed</text:p>
      <text:p text:style-name="P3"/>
      <text:p text:style-name="P3"/>
      <text:p text:style-name="P3">sudo a2enmod rewrite</text:p>
      <text:p text:style-name="P3">touch /etc/apache2/sites-available/nextcloud.conf</text:p>
      <text:p text:style-name="P3"><text:span text:style-name="T2">l</text:span>n -s /etc/apache2/sites-available/nextcloud.conf /etc/apache2/sites-enabled/nextcloud.conf</text:p>
      <text:p text:style-name="P3">nano /etc/apache2/sites-available/nextcloud.conf</text:p>
      <text:p text:style-name="P3"/>
      <text:p text:style-name="P3">&lt;VirtualHost *:80&gt;</text:p>
      <text:p text:style-name="P3">ServerAdmin <text:a xlink:type="simple" xlink:href="mailto:admin@ubuntu" text:style-name="Internet_20_link" text:visited-style-name="Visited_20_Internet_20_Link">admin@ubuntu</text:a></text:p>
      <text:p text:style-name="P3">DocumentRoot “/var/www/html/nextcloud”</text:p>
      <text:p text:style-name="P3">ServerName 192.168.0.53</text:p>
      <text:p text:style-name="P3">ServerAlias ubuntu</text:p>
      <text:p text:style-name="P3"><text:soft-page-break/>&lt;Directory “/var/www/html/nextcloud/”&gt;</text:p>
      <text:p text:style-name="P3">Options FollowSymLinks</text:p>
      <text:p text:style-name="P3">AllowOverride All</text:p>
      <text:p text:style-name="P3">Order allow,deny</text:p>
      <text:p text:style-name="P3">allow from all</text:p>
      <text:p text:style-name="P3">&lt;/Directory&gt;</text:p>
      <text:p text:style-name="P3">ErrorLog /var/log/apache2/your-domain.com-error_log</text:p>
      <text:p text:style-name="P3">CustomLog /var/log/apache2/your-domain.com-access_log common</text:p>
      <text:p text:style-name="P3">&lt;/VirtualHost&gt;</text:p>
      <text:p text:style-name="P7"/>
      <text:p text:style-name="P4">systemctl restart apache2.servic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16:33:18.186184970</meta:creation-date>
    <dc:date>2018-09-14T14:59:18.874271033</dc:date>
    <meta:editing-duration>PT1H3M2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44" meta:word-count="155" meta:character-count="1637" meta:non-whitespace-character-count="1522"/>
  </office:meta>
</office:document-meta>
</file>